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AB000000880434B763B51161A6.png" manifest:media-type="image/png"/>
  <manifest:file-entry manifest:full-path="Pictures/10000000000000C00000015A56EF81CD0E297B0C.png" manifest:media-type="image/png"/>
  <manifest:file-entry manifest:full-path="Pictures/10000201000003200000021EAD8D99531DB9050C.png" manifest:media-type="image/png"/>
  <manifest:file-entry manifest:full-path="Pictures/10000201000003200000052E23C6F0653AFCF712.png" manifest:media-type="image/png"/>
  <manifest:file-entry manifest:full-path="Pictures/10000201000001CB000000FA418E5278C414847A.png" manifest:media-type="image/png"/>
  <manifest:file-entry manifest:full-path="Pictures/1000020100000320000005E63FA341F3D58BF165.png" manifest:media-type="image/png"/>
  <manifest:file-entry manifest:full-path="Pictures/10000000000000D0000000EFBEF6780013CC29B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ontserrat1" svg:font-family="Montserrat"/>
    <style:font-face style:name="Arial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41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41cm, 0cm, 0.11cm, 0cm)" draw:image-opacity="100%" style:mirror="none"/>
    </style:style>
    <style:style style:name="gr3" style:family="graphic" style:parent-style-name="standard">
      <style:graphic-properties draw:stroke="solid" svg:stroke-width="0.026cm" svg:stroke-color="#3465a4" draw:stroke-linejoin="round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465a4" draw:stroke-linejoin="round" draw:fill="solid" draw:fill-color="#a0a0a2" draw:opacity="5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465a4" draw:stroke-linejoin="round" draw:fill="solid" draw:fill-color="#a0a0a2" draw:opacity="5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41cm, 0cm, 1.632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41cm, 0cm, 1.632cm, 4.275cm)" draw:image-opacity="100%" style:mirror="none"/>
    </style:style>
    <style:style style:name="gr10" style:family="graphic" style:parent-style-name="standard">
      <style:graphic-properties draw:stroke="none" svg:stroke-width="0cm" draw:fill="solid" draw:fill-color="#ffffff" draw:opacity="41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a0a0a2" draw:opacity="50%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fffff" draw:opacity="41%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ontserrat1" fo:font-size="14pt" fo:letter-spacing="normal" fo:font-style="normal" style:text-underline-style="none" fo:font-weight="normal" style:font-name-asian="Montserrat1" style:font-size-asian="14pt" style:font-style-asian="normal" style:font-weight-asian="normal" style:font-name-complex="Montserrat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ontserrat1" fo:font-size="18pt" fo:letter-spacing="normal" fo:font-style="normal" style:text-underline-style="none" fo:font-weight="normal" style:font-name-asian="Montserrat1" style:font-size-asian="18pt" style:font-style-asian="normal" style:font-weight-asian="normal" style:font-name-complex="Montserrat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4.813cm" svg:height="4.794cm" svg:x="11.166cm" svg:y="2.249cm">
          <draw:image xlink:href="Pictures/10000000000000D0000000EFBEF6780013CC29B8.png" xlink:type="simple" xlink:show="embed" xlink:actuate="onLoad">
            <text:p/>
          </draw:image>
        </draw:frame>
        <draw:frame draw:name="Google Shape;55;p13" draw:style-name="gr2" draw:text-style-name="P1" draw:layer="layout" svg:width="4.813cm" svg:height="4.699cm" svg:x="11.163cm" svg:y="1.63cm">
          <draw:image xlink:href="Pictures/10000000000000D0000000EFBEF6780013CC29B8.png" xlink:type="simple" xlink:show="embed" xlink:actuate="onLoad">
            <text:p/>
          </draw:image>
        </draw:frame>
        <draw:custom-shape draw:name="Google Shape;56;p13" draw:style-name="gr3" draw:text-style-name="P2" draw:layer="layout" svg:width="1.547cm" svg:height="1.015cm" svg:x="16.795cm" svg:y="3.952cm">
          <text:p/>
          <draw:enhanced-geometry draw:mirror-horizontal="false" draw:mirror-vertical="false" drawooo:sub-view-size="1550 1018" draw:text-areas="0 0 ?f0 ?f1" svg:viewBox="0 0 0 0" draw:type="ooxml-non-primitive" draw:enhanced-path="M 0 254 L 1161 254 1161 0 1549 508 1161 1017 1161 762 0 762 0 254 N">
            <draw:equation draw:name="f0" draw:formula="logwidth"/>
            <draw:equation draw:name="f1" draw:formula="logheight"/>
          </draw:enhanced-geometry>
        </draw:custom-shape>
        <draw:frame draw:name="Google Shape;57;p13" draw:style-name="gr4" draw:text-style-name="P1" draw:layer="layout" svg:width="1.823cm" svg:height="0.991cm" svg:x="16.657cm" svg:y="1.261cm">
          <draw:image xlink:href="Pictures/10000201000001CB000000FA418E5278C414847A.png" xlink:type="simple" xlink:show="embed" xlink:actuate="onLoad">
            <text:p/>
          </draw:image>
        </draw:frame>
        <draw:custom-shape draw:name="Google Shape;58;p13" draw:style-name="gr5" draw:text-style-name="P4" draw:layer="layout" svg:width="3.068cm" svg:height="0.699cm" svg:x="16.115cm" svg:y="0.268cm">
          <text:p text:style-name="P3"><text:span text:style-name="T1">Induc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5" draw:text-style-name="P4" draw:layer="layout" svg:width="1.307cm" svg:height="0.83cm" svg:x="16.995cm" svg:y="3.371cm">
          <text:p text:style-name="P5"><text:span text:style-name="T1">F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3" draw:text-style-name="P2" draw:layer="layout" svg:width="1.307cm" svg:height="1.015cm" draw:transform="rotate (-3.14159265358979) translate (19.025cm 10.596cm)">
          <text:p/>
          <draw:enhanced-geometry draw:mirror-horizontal="true" draw:mirror-vertical="false" drawooo:sub-view-size="1310 1018" draw:text-areas="0 0 ?f0 ?f1" svg:viewBox="0 0 0 0" draw:type="ooxml-non-primitive" draw:enhanced-path="M 0 763 L 981 763 981 1017 1309 509 981 0 981 255 0 255 0 763 N">
            <draw:equation draw:name="f0" draw:formula="logwidth"/>
            <draw:equation draw:name="f1" draw:formula="logheight"/>
          </draw:enhanced-geometry>
        </draw:custom-shape>
        <draw:custom-shape draw:name="Google Shape;61;p13" draw:style-name="gr6" draw:text-style-name="P6" draw:layer="layout" svg:width="3.808cm" svg:height="2.539cm" svg:x="19.158cm" svg:y="3.076cm">
          <text:p text:style-name="P5"/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62;p13" draw:style-name="gr5" draw:text-style-name="P4" draw:layer="layout" svg:width="2.676cm" svg:height="2.485cm" svg:x="19.787cm" svg:y="3.359cm">
          <text:p text:style-name="P5"><text:span text:style-name="T2">Model</text:span></text:p>
          <text:p text:style-name="P5"><text:span text:style-name="T2"><text:s text:c="3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3" draw:text-style-name="P2" draw:layer="layout" svg:width="0.761cm" svg:height="0.699cm" svg:x="17.188cm" svg:y="2.671cm">
          <text:p/>
          <draw:enhanced-geometry draw:mirror-horizontal="false" draw:mirror-vertical="false" drawooo:sub-view-size="764 702" draw:text-areas="0 0 ?f0 ?f1" svg:viewBox="0 0 0 0" draw:type="ooxml-non-primitive" draw:enhanced-path="M 190 0 L 190 525 0 525 381 701 763 525 572 525 572 0 190 0 N">
            <draw:equation draw:name="f0" draw:formula="logwidth"/>
            <draw:equation draw:name="f1" draw:formula="logheight"/>
          </draw:enhanced-geometry>
        </draw:custom-shape>
        <draw:custom-shape draw:name="Google Shape;64;p13" draw:style-name="gr5" draw:text-style-name="P4" draw:layer="layout" svg:width="2.762cm" svg:height="0.991cm" svg:x="18.141cm" svg:y="6.523cm">
          <text:p text:style-name="P3"><text:span text:style-name="T1">Predi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3" draw:text-style-name="P2" draw:layer="layout" svg:width="1.049cm" svg:height="2.245cm" draw:transform="rotate (-0.883311134434331) translate (18.635cm 5.549cm)">
          <text:p/>
          <draw:enhanced-geometry draw:mirror-horizontal="false" draw:mirror-vertical="false" drawooo:sub-view-size="764 1018" draw:text-areas="0 0 ?f0 ?f1" svg:viewBox="0 0 0 0" draw:type="ooxml-non-primitive" draw:enhanced-path="M 190 0 L 190 762 0 762 381 1017 763 762 572 762 572 0 190 0 N">
            <draw:equation draw:name="f0" draw:formula="logwidth"/>
            <draw:equation draw:name="f1" draw:formula="logheight"/>
          </draw:enhanced-geometry>
        </draw:custom-shape>
        <draw:custom-shape draw:name="Google Shape;66;p13" draw:style-name="gr7" draw:text-style-name="P6" draw:layer="layout" svg:width="3.554cm" svg:height="2.097cm" svg:x="19.901cm" svg:y="9.039cm">
          <text:p text:style-name="P3"><text:span text:style-name="T2">Test Error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67;p13" draw:style-name="gr6" draw:text-style-name="P6" draw:layer="layout" svg:width="2.344cm" svg:height="1.577cm" svg:x="16.396cm" svg:y="0.968cm">
          <text:p text:style-name="P5"/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g draw:name="Google Shape;68;p13">
          <draw:frame draw:name="Google Shape;69;p13" draw:style-name="gr8" draw:text-style-name="P1" draw:layer="layout" svg:width="4.813cm" svg:height="3.366cm" svg:x="11.167cm" svg:y="7.707cm">
            <draw:image xlink:href="Pictures/10000000000000D0000000EFBEF6780013CC29B8.png" xlink:type="simple" xlink:show="embed" xlink:actuate="onLoad">
              <text:p/>
            </draw:image>
          </draw:frame>
          <draw:frame draw:name="Google Shape;70;p13" draw:style-name="gr9" draw:text-style-name="P1" draw:layer="layout" svg:width="1.073cm" svg:height="3.366cm" svg:x="15.773cm" svg:y="7.707cm">
            <draw:image xlink:href="Pictures/10000000000000D0000000EFBEF6780013CC29B8.png" xlink:type="simple" xlink:show="embed" xlink:actuate="onLoad">
              <text:p/>
            </draw:image>
          </draw:frame>
        </draw:g>
        <draw:custom-shape draw:name="Google Shape;71;p13" draw:style-name="gr10" draw:text-style-name="P7" draw:layer="layout" svg:width="5.333cm" svg:height="2.636cm" svg:x="11.323cm" svg:y="8.43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3" draw:style-name="gr4" draw:text-style-name="P1" draw:layer="layout" svg:width="0.328cm" svg:height="0.544cm" svg:x="15.204cm" svg:y="1.778cm">
          <draw:image xlink:href="Pictures/10000201000003200000052E23C6F0653AFCF712.png" xlink:type="simple" xlink:show="embed" xlink:actuate="onLoad">
            <text:p/>
          </draw:image>
        </draw:frame>
        <draw:frame draw:name="Google Shape;73;p13" draw:style-name="gr4" draw:text-style-name="P1" draw:layer="layout" svg:width="0.373cm" svg:height="0.705cm" svg:x="16.039cm" svg:y="7.732cm">
          <draw:image xlink:href="Pictures/1000020100000320000005E63FA341F3D58BF165.png" xlink:type="simple" xlink:show="embed" xlink:actuate="onLoad">
            <text:p/>
          </draw:image>
        </draw:frame>
        <draw:frame draw:name="Google Shape;74;p13" draw:style-name="gr4" draw:text-style-name="P1" draw:layer="layout" svg:width="0.328cm" svg:height="0.544cm" svg:x="15.204cm" svg:y="7.845cm">
          <draw:image xlink:href="Pictures/10000201000003200000052E23C6F0653AFCF712.png" xlink:type="simple" xlink:show="embed" xlink:actuate="onLoad">
            <text:p/>
          </draw:image>
        </draw:frame>
        <draw:custom-shape draw:name="Google Shape;75;p13" draw:style-name="gr11" draw:text-style-name="P4" draw:layer="layout" svg:width="4.693cm" svg:height="0.991cm" svg:x="11.226cm" svg:y="0.896cm">
          <text:p text:style-name="P3"><text:span text:style-name="T1">Training 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3" draw:style-name="gr11" draw:text-style-name="P4" draw:layer="layout" svg:width="4.304cm" svg:height="0.991cm" svg:x="11.105cm" svg:y="6.935cm">
          <text:p text:style-name="P3"><text:span text:style-name="T1">Test 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3" draw:style-name="gr4" draw:text-style-name="P1" draw:layer="layout" svg:width="1.04cm" svg:height="0.705cm" svg:x="20.542cm" svg:y="4.294cm">
          <draw:image xlink:href="Pictures/10000201000003200000021EAD8D99531DB9050C.png" xlink:type="simple" xlink:show="embed" xlink:actuate="onLoad">
            <text:p/>
          </draw:image>
        </draw:frame>
        <draw:frame draw:name="Google Shape;78;p13" draw:style-name="gr4" draw:text-style-name="P1" draw:layer="layout" svg:width="5.079cm" svg:height="9.154cm" svg:x="1.362cm" svg:y="2.339cm">
          <draw:image xlink:href="Pictures/10000000000000C00000015A56EF81CD0E297B0C.png" xlink:type="simple" xlink:show="embed" xlink:actuate="onLoad">
            <text:p/>
          </draw:image>
        </draw:frame>
        <draw:frame draw:name="Google Shape;79;p13" draw:style-name="gr4" draw:text-style-name="P1" draw:layer="layout" svg:width="3.704cm" svg:height="2.946cm" svg:x="7.038cm" svg:y="5.443cm">
          <draw:image xlink:href="Pictures/10000000000000AB000000880434B763B51161A6.png" xlink:type="simple" xlink:show="embed" xlink:actuate="onLoad">
            <text:p/>
          </draw:image>
        </draw:frame>
        <draw:custom-shape draw:name="Google Shape;80;p13" draw:style-name="gr11" draw:text-style-name="P4" draw:layer="layout" svg:width="3.808cm" svg:height="1.156cm" svg:x="2.094cm" svg:y="1.179cm">
          <text:p text:style-name="P5"><text:span text:style-name="T2">Dataset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3" draw:style-name="gr12" draw:text-style-name="P4" draw:layer="layout" svg:width="3.808cm" svg:height="2.236cm" svg:x="6.899cm" svg:y="3.757cm">
          <text:p text:style-name="P3"><text:span text:style-name="T1">Split into</text:span></text:p>
          <text:p text:style-name="P3"><text:span text:style-name="T1">Tain and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13" draw:layer="layout" svg:width="16.933cm" svg:height="9.524cm" svg:x="1.059cm" svg:y="1.905cm" draw:page-number="1" presentation:class="page"/>
          <draw:frame draw:name="Google Shape;52;p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ontserrat1" svg:font-family="Montserrat"/>
    <style:font-face style:name="Arial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8"/>
    <meta:generator>LibreOfficeDev/5.1.0.3$Linux_X86_64 LibreOffice_project/</meta:generator>
  </office:meta>
</office:document-meta>
</file>